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4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stroke="none" draw:fill-color="#94bd5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3deb3d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5c8526" draw:opacity="50%" draw:textarea-horizontal-align="justify" draw:textarea-vertical-align="middle" draw:auto-grow-height="false" draw:shadow-opacity="50%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path draw:style-name="gr1" draw:text-style-name="P1" draw:layer="layout" svg:width="29.079cm" svg:height="19.381cm" svg:x="-16.149cm" svg:y="5.667cm" svg:viewBox="0 0 29080 19382" svg:d="m0 19382 29080-19382h-29080zm0 19382zm29080-19382z">
            <text:p/>
          </draw:path>
          <draw:custom-shape draw:style-name="gr2" draw:text-style-name="P1" draw:layer="layout" svg:width="29.078cm" svg:height="19.38cm" svg:x="-1.398cm" svg:y="-4.192cm">
            <text:p/>
  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</draw:g>
        <draw:line draw:style-name="gr3" draw:text-style-name="P1" draw:layer="layout" svg:x1="1.071cm" svg:y1="9.355cm" svg:x2="27.106cm" svg:y2="9.355cm">
          <text:p/>
        </draw:line>
        <draw:g>
          <draw:line draw:style-name="gr4" draw:text-style-name="P1" draw:layer="layout" svg:x1="3.351cm" svg:y1="9.325cm" svg:x2="3.351cm" svg:y2="9.96cm">
            <text:p/>
          </draw:line>
          <draw:frame draw:style-name="gr5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4" draw:text-style-name="P1" draw:layer="layout" svg:x1="7.517cm" svg:y1="9.325cm" svg:x2="7.517cm" svg:y2="9.96cm">
          <text:p/>
        </draw:line>
        <draw:g>
          <draw:frame draw:style-name="gr6" draw:text-style-name="P2" draw:layer="layout" svg:width="5.645cm" svg:height="3.059cm" svg:x="13.771cm" svg:y="9.986cm">
            <draw:text-box>
              <text:p><text:span text:style-name="T1">2009: Porting to </text:span><text:span text:style-name="T1">KDE4 &amp; Qt4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Windows platform</text:span></text:p>
                </text:list-item>
              </text:list>
            </draw:text-box>
          </draw:frame>
          <draw:line draw:style-name="gr4" draw:text-style-name="P1" draw:layer="layout" svg:x1="14.194cm" svg:y1="9.325cm" svg:x2="14.194cm" svg:y2="9.96cm">
            <text:p/>
          </draw:line>
        </draw:g>
        <draw:g>
          <draw:line draw:style-name="gr4" draw:text-style-name="P1" draw:layer="layout" svg:x1="15.489cm" svg:y1="8.731cm" svg:x2="15.489cm" svg:y2="9.366cm">
            <text:p/>
          </draw:line>
        </draw:g>
        <draw:line draw:style-name="gr7" draw:text-style-name="P1" draw:layer="layout" svg:x1="20.379cm" svg:y1="9.325cm" svg:x2="20.379cm" svg:y2="9.989cm">
          <text:p/>
        </draw:line>
        <draw:frame draw:style-name="gr8" draw:text-style-name="P2" draw:layer="layout" svg:width="7.787cm" svg:height="2.764cm" svg:x="19.819cm" svg:y="9.916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S back-end</text:span></text:p>
              </text:list-item>
              <text:list-item>
                <text:p><text:span text:style-name="T2"><text:s text:c="2"/></text:span><text:span text:style-name="T2">Stable running port on Windows platforms</text:span></text:p>
              </text:list-item>
              <text:list-item>
                <text:p><text:span text:style-name="T2"><text:s text:c="2"/></text:span><text:span text:style-name="T2">Proof of concept on Mac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 to script complex plugins</text:span></text:p>
              </text:list-item>
            </text:list>
          </draw:text-box>
        </draw:frame>
        <draw:g>
          <draw:line draw:style-name="gr4" draw:text-style-name="P1" draw:layer="layout" svg:x1="6.912cm" svg:y1="8.742cm" svg:x2="6.912cm" svg:y2="9.385cm">
            <text:p/>
          </draw:line>
          <draw:frame draw:style-name="gr9" draw:text-style-name="P2" draw:layer="layout" svg:width="8.245cm" svg:height="2.833cm" svg:x="5.957cm" svg:y="5.997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6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0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1" draw:text-style-name="P1" draw:layer="layout" svg:x1="1.399cm" svg:y1="12.94cm" svg:x2="3.189cm" svg:y2="12.895cm">
            <text:p/>
          </draw:line>
        </draw:g>
        <draw:g>
          <draw:line draw:style-name="gr4" draw:text-style-name="P1" draw:layer="layout" svg:x1="1.032cm" svg:y1="8.596cm" svg:x2="1.032cm" svg:y2="9.435cm">
            <text:p/>
          </draw:line>
          <draw:frame draw:style-name="gr12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5" draw:text-style-name="P2" draw:layer="layout" svg:width="6.254cm" svg:height="2.271cm" svg:x="6.971cm" svg:y="9.986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3" draw:text-style-name="P2" draw:layer="layout" svg:width="6.236cm" svg:height="2.17cm" svg:x="14.756cm" svg:y="6.566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draw:g>
          <draw:custom-shape draw:style-name="gr14" draw:text-style-name="P1" draw:layer="layout" svg:width="19.39cm" svg:height="1.4cm" svg:x="0.495cm" svg:y="13.823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8.16cm" svg:height="1.4cm" svg:x="19.518cm" svg:y="13.823cm">
            <text:p text:style-name="P1">Linux / Unix / BSD</text:p>
            <text:p text:style-name="P1">MS Windows / (MacOS X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03T15:42:26</meta:creation-date>
    <dc:date>2010-12-26T05:14:00</dc:date>
    <meta:editing-duration>PT01H17M19S</meta:editing-duration>
    <meta:editing-cycles>12</meta:editing-cycles>
    <meta:generator>OpenOffice.org/3.2$Linux OpenOffice.org_project/320m19$Build-9505</meta:generator>
    <dc:creator>Stefan Rödiger</dc:creator>
    <meta:document-statistic meta:object-count="53"/>
  </office:meta>
</office:document-meta>
</file>